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table:align="left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9cm" style:rel-column-width="2477*"/>
    </style:style>
    <style:style style:name="Таблица1.C" style:family="table-column">
      <style:table-column-properties style:column-width="4.851cm" style:rel-column-width="2750*"/>
    </style:style>
    <style:style style:name="Таблица1.1" style:family="table-row">
      <style:table-row-properties style:min-row-height="1.083cm" style:use-optimal-row-height="false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2" style:family="table">
      <style:table-properties style:width="16.484cm" fo:margin-left="0cm" table:align="left"/>
    </style:style>
    <style:style style:name="Таблица2.A" style:family="table-column">
      <style:table-column-properties style:column-width="8.241cm"/>
    </style:style>
    <style:style style:name="Таблица2.B" style:family="table-column">
      <style:table-column-properties style:column-width="8.243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line-height="115%" fo:text-align="center" style:justify-single-word="false"/>
      <style:text-properties officeooo:paragraph-rsid="0020148c"/>
    </style:style>
    <style:style style:name="P9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10" style:family="paragraph" style:parent-style-name="Обычный_20__28_Интернет_29_">
      <style:paragraph-properties fo:margin-left="0cm" fo:margin-right="0cm" fo:line-height="150%" fo:text-indent="1.249cm" style:auto-text-indent="false"/>
    </style:style>
    <style:style style:name="P11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</style:style>
    <style:style style:name="P12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13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/>
    </style:style>
    <style:style style:name="P14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style:font-size-asian="14pt" style:font-size-complex="14pt"/>
    </style:style>
    <style:style style:name="P15" style:family="paragraph" style:parent-style-name="Обычный_20__28_Интернет_29_">
      <style:paragraph-properties fo:margin-left="0cm" fo:margin-right="0cm" fo:line-height="150%" fo:text-align="justify" style:justify-single-word="false" fo:text-indent="1.249cm" style:auto-text-indent="false"/>
      <style:text-properties fo:font-size="14pt" fo:language="en" fo:country="US" style:font-size-asian="14pt"/>
    </style:style>
    <style:style style:name="P16" style:family="paragraph" style:parent-style-name="Обычный_20__28_Интернет_29_">
      <style:paragraph-properties fo:margin-left="0cm" fo:margin-right="0cm" fo:margin-top="0cm" fo:margin-bottom="0cm" loext:contextual-spacing="false" fo:line-height="115%" fo:text-align="justify" style:justify-single-word="false" fo:text-indent="1.249cm" style:auto-text-indent="false"/>
    </style:style>
    <style:style style:name="P17" style:family="paragraph" style:parent-style-name="Текст_20_сноски">
      <style:paragraph-properties fo:margin-left="0cm" fo:margin-right="0cm" fo:margin-top="0.071cm" fo:margin-bottom="0cm" loext:contextual-spacing="false" fo:line-height="108%" fo:text-indent="1cm" style:auto-text-indent="false">
        <style:tab-stops>
          <style:tab-stop style:position="2cm"/>
        </style:tab-stops>
      </style:paragraph-properties>
    </style:style>
    <style:style style:name="P18" style:family="paragraph" style:parent-style-name="Текст_20_сноски">
      <style:paragraph-properties fo:margin-left="0cm" fo:margin-right="0cm" fo:margin-top="0.071cm" fo:margin-bottom="0cm" loext:contextual-spacing="false" fo:line-height="108%" fo:text-indent="1cm" style:auto-text-indent="false">
        <style:tab-stops>
          <style:tab-stop style:position="2cm"/>
        </style:tab-stops>
      </style:paragraph-properties>
      <style:text-properties fo:font-size="14pt" style:font-size-asian="14pt" style:font-size-complex="14pt"/>
    </style:style>
    <style:style style:name="P19" style:family="paragraph" style:parent-style-name="Обычный_20__28_Интернет_29_">
      <style:paragraph-properties fo:line-height="150%" fo:text-align="justify" style:justify-single-word="false"/>
      <style:text-properties fo:font-size="14pt" style:font-size-asian="14pt" style:font-size-complex="14pt"/>
    </style:style>
    <style:style style:name="P20" style:family="paragraph" style:parent-style-name="Обычный_20__28_Интернет_29_">
      <style:paragraph-properties fo:line-height="150%" fo:text-align="justify" style:justify-single-word="false"/>
      <style:text-properties fo:font-size="14pt" fo:language="en" fo:country="US" style:font-size-asian="14pt" style:font-size-complex="14pt"/>
    </style:style>
    <style:style style:name="P21" style:family="paragraph" style:parent-style-name="Обычный_20__28_Интернет_29_">
      <style:paragraph-properties fo:line-height="150%" fo:text-align="justify" style:justify-single-word="false"/>
    </style:style>
    <style:style style:name="P22" style:family="paragraph" style:parent-style-name="Standard">
      <style:paragraph-properties fo:margin-left="0cm" fo:margin-right="0cm" fo:line-height="115%" fo:text-indent="0.741cm" style:auto-text-indent="false"/>
    </style:style>
    <style:style style:name="P23" style:family="paragraph" style:parent-style-name="Standard">
      <style:paragraph-properties fo:margin-left="0cm" fo:margin-right="0cm" fo:line-height="115%" fo:text-align="justify" style:justify-single-word="false" fo:text-indent="1.251cm" style:auto-text-indent="false"/>
    </style:style>
    <style:style style:name="P24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 loext:hyphenation-no-caps="false"/>
    </style:style>
    <style:style style:name="P25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style:font-size-asian="9.5pt" style:font-name-complex="Consolas" style:font-size-complex="9.5pt" fo:hyphenate="true" loext:hyphenation-no-caps="false"/>
    </style:style>
    <style:style style:name="P26" style:family="paragraph" style:parent-style-name="Обычный">
      <style:paragraph-properties fo:orphans="2" fo:widows="2" fo:hyphenation-ladder-count="no-limit" style:text-autospace="none" style:vertical-align="auto"/>
      <style:text-properties fo:hyphenate="true" loext:hyphenation-no-caps="false"/>
    </style:style>
    <style:style style:name="P27" style:family="paragraph" style:parent-style-name="Standard" style:master-page-name="MP0">
      <style:paragraph-properties fo:line-height="150%" fo:text-align="center" style:justify-single-word="false" style:page-number="auto" fo:break-before="page"/>
    </style:style>
    <style:style style:name="P28" style:family="paragraph" style:parent-style-name="Обычный">
      <style:paragraph-properties fo:orphans="2" fo:widows="2" fo:hyphenation-ladder-count="no-limit" style:text-autospace="none" style:vertical-align="auto"/>
      <style:text-properties fo:hyphenate="true" loext:hyphenation-no-caps="false"/>
    </style:style>
    <style:style style:name="P29" style:family="paragraph" style:parent-style-name="Обычный">
      <style:paragraph-properties fo:orphans="2" fo:widows="2" fo:hyphenation-ladder-count="no-limit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 loext:hyphenation-no-caps="false"/>
    </style:style>
    <style:style style:name="P30" style:family="paragraph" style:parent-style-name="Обычный">
      <style:paragraph-properties fo:orphans="2" fo:widows="2" fo:hyphenation-ladder-count="no-limit" fo:break-before="page" style:text-autospace="none" style:vertical-align="auto"/>
      <style:text-properties fo:color="#000000" style:font-name="Consolas" fo:font-size="9.5pt" fo:language="en" fo:country="US" style:font-size-asian="9.5pt" style:font-name-complex="Consolas" style:font-size-complex="9.5pt" fo:hyphenate="true" loext:hyphenation-no-caps="false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weight-complex="bold"/>
    </style:style>
    <style:style style:name="T6" style:family="text">
      <style:text-properties fo:font-size="14pt" style:font-size-asian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style:font-size-asian="14pt" style:font-size-complex="14pt" style:font-weight-complex="bold"/>
    </style:style>
    <style:style style:name="T9" style:family="text">
      <style:text-properties fo:font-size="14pt" officeooo:rsid="0020148c" style:font-size-asian="14pt" style:font-size-complex="14pt"/>
    </style:style>
    <style:style style:name="T10" style:family="text">
      <style:text-properties fo:font-size="14pt" officeooo:rsid="00219e15" style:font-size-asian="14pt" style:font-size-complex="14pt"/>
    </style:style>
    <style:style style:name="T11" style:family="text">
      <style:text-properties fo:font-size="14pt" officeooo:rsid="00236088" style:font-size-asian="14pt" style:font-size-complex="14pt"/>
    </style:style>
    <style:style style:name="T12" style:family="text">
      <style:text-properties fo:font-size="14pt" officeooo:rsid="0026c5ea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en" fo:country="US" officeooo:rsid="0026c5ea" style:font-size-asian="14pt" style:font-size-complex="14pt"/>
    </style:style>
    <style:style style:name="T15" style:family="text">
      <style:text-properties fo:font-size="14pt" fo:language="en" fo:country="US" fo:font-style="italic" fo:font-weight="bold" style:font-size-asian="14pt" style:font-style-asian="italic" style:font-weight-asian="bold"/>
    </style:style>
    <style:style style:name="T16" style:family="text">
      <style:text-properties fo:font-size="14pt" fo:language="en" fo:country="US" fo:font-style="italic" fo:font-weight="bold" officeooo:rsid="00274f4b" style:font-size-asian="14pt" style:font-style-asian="italic" style:font-weight-asian="bold"/>
    </style:style>
    <style:style style:name="T17" style:family="text">
      <style:text-properties fo:font-size="14pt" fo:language="en" fo:country="US" fo:font-style="italic" fo:font-weight="bold" officeooo:rsid="0028a8cd" style:font-size-asian="14pt" style:font-style-asian="italic" style:font-weight-asian="bold"/>
    </style:style>
    <style:style style:name="T18" style:family="text">
      <style:text-properties fo:font-size="14pt" fo:letter-spacing="-0.007cm" style:font-size-asian="14pt"/>
    </style:style>
    <style:style style:name="T19" style:family="text">
      <style:text-properties fo:font-size="14pt" fo:letter-spacing="-0.007cm" fo:language="en" fo:country="US" style:font-size-asian="14pt"/>
    </style:style>
    <style:style style:name="T20" style:family="text">
      <style:text-properties fo:font-size="14pt" fo:font-style="italic" fo:font-weight="bold" style:font-size-asian="14pt" style:font-style-asian="italic" style:font-weight-asian="bold"/>
    </style:style>
    <style:style style:name="T21" style:family="text">
      <style:text-properties fo:font-size="14pt" fo:font-style="italic" fo:font-weight="bold" officeooo:rsid="00274f4b" style:font-size-asian="14pt" style:font-style-asian="italic" style:font-weight-asian="bold"/>
    </style:style>
    <style:style style:name="T22" style:family="text">
      <style:text-properties fo:color="#ff0000" fo:font-size="14pt" fo:font-weight="bold" style:font-size-asian="14pt" style:font-weight-asian="bold" style:font-size-complex="14pt"/>
    </style:style>
    <style:style style:name="T23" style:family="text">
      <style:text-properties fo:font-weight="bold" style:font-weight-asian="bold"/>
    </style:style>
    <style:style style:name="T24" style:family="text">
      <style:text-properties fo:color="#000000" style:font-name="Consolas" fo:font-size="9.5pt" fo:language="en" fo:country="US" style:font-size-asian="9.5pt" style:font-name-complex="Consolas" style:font-size-complex="9.5pt"/>
    </style:style>
    <style:style style:name="T25" style:family="text">
      <style:text-properties fo:color="#000000" style:font-name="Consolas" fo:font-size="9.5pt" style:font-size-asian="9.5pt" style:font-name-complex="Consolas" style:font-size-complex="9.5pt"/>
    </style:style>
    <style:style style:name="T26" style:family="text">
      <style:text-properties officeooo:rsid="0022094b"/>
    </style:style>
    <style:style style:name="T27" style:family="text">
      <style:text-properties officeooo:rsid="002553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text:span text:style-name="Основной_20_шрифт_20_абзаца"><text:span text:style-name="T1">МИНОБРНАУКИ РОССИИ</text:span></text:span></text:p>
      <text:p text:style-name="P1"><text:span text:style-name="Основной_20_шрифт_20_абзаца"><text:span text:style-name="T1">Санкт-Петербургский государственный</text:span></text:span></text:p>
      <text:p text:style-name="P1"><text:span text:style-name="Основной_20_шрифт_20_абзаца"><text:span text:style-name="T1">электротехнический университет</text:span></text:span></text:p>
      <text:p text:style-name="P1"><text:span text:style-name="Основной_20_шрифт_20_абзаца"><text:span text:style-name="T1">«ЛЭТИ» им. В.И. Ульянова (Ленина)</text:span></text:span></text:p>
      <text:p text:style-name="P1"><text:span text:style-name="Основной_20_шрифт_20_абзаца"><text:span text:style-name="T4">Кафедра МО ЭВМ</text:span></text:span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Название_20_книги"><text:span text:style-name="T2">отчет</text:span></text:span></text:p>
      <text:p text:style-name="P1"><text:span text:style-name="Основной_20_шрифт_20_абзаца"><text:span text:style-name="T4">по лабораторной работе</text:span></text:span><text:span text:style-name="Основной_20_шрифт_20_абзаца"><text:span text:style-name="T22"> </text:span></text:span><text:span text:style-name="Основной_20_шрифт_20_абзаца"><text:span text:style-name="T4">№3</text:span></text:span></text:p>
      <text:p text:style-name="P1"><text:span text:style-name="Основной_20_шрифт_20_абзаца"><text:span text:style-name="T4">по дисциплине «Организация ЭВМ и систем»</text:span></text:span></text:p>
      <text:h text:style-name="Heading_20_1" text:outline-level="1"><text:span text:style-name="Название_20_книги">Тема: </text:span><text:span text:style-name="Основной_20_шрифт_20_абзаца"><text:span text:style-name="T23">Представление и обработка целых чисел. Организация ветвящихся процессов</text:span></text:span></text:h>
      <text:p text:style-name="P4"/>
      <text:p text:style-name="P4"/>
      <text:p text:style-name="P4"/>
      <text:p text:style-name="P4"/>
      <text:p text:style-name="P4"/>
      <text:p text:style-name="P5"/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Студентка гр. 9382</text:span></text:span></text:p>
          </table:table-cell>
          <table:table-cell table:style-name="Таблица1.B1" office:value-type="string">
            <text:p text:style-name="P3"/>
          </table:table-cell>
          <table:table-cell table:style-name="Таблица1.A1" office:value-type="string">
            <text:p text:style-name="P8"><text:span text:style-name="Основной_20_шрифт_20_абзаца"><text:span text:style-name="T9">Герасев Г.</text:span></text:span><text:span text:style-name="Основной_20_шрифт_20_абзаца"><text:span text:style-name="T10">А.</text:span></text:span></text:p>
          </table:table-cell>
        </table:table-row>
        <table:table-row table:style-name="Таблица1.1">
          <table:table-cell table:style-name="Таблица1.A1" office:value-type="string">
            <text:p text:style-name="Standard"><text:span text:style-name="Основной_20_шрифт_20_абзаца"><text:span text:style-name="T7">Преподаватель</text:span></text:span></text:p>
          </table:table-cell>
          <table:table-cell table:style-name="Таблица1.B2" office:value-type="string">
            <text:p text:style-name="P3"/>
          </table:table-cell>
          <table:table-cell table:style-name="Таблица1.A1" office:value-type="string">
            <text:p text:style-name="P7"><text:span text:style-name="Основной_20_шрифт_20_абзаца"><text:span text:style-name="T7">Ефремов М</text:span></text:span><text:span text:style-name="Основной_20_шрифт_20_абзаца"><text:span text:style-name="T13">.</text:span></text:span><text:span text:style-name="Основной_20_шрифт_20_абзаца"><text:span text:style-name="T7">А</text:span></text:span><text:span text:style-name="Основной_20_шрифт_20_абзаца"><text:span text:style-name="T13">.</text:span></text:span></text:p>
          </table:table-cell>
        </table:table-row>
      </table:table>
      <text:p text:style-name="P6"/>
      <text:p text:style-name="P6"/>
      <text:p text:style-name="P1"><text:span text:style-name="Основной_20_шрифт_20_абзаца"><text:span text:style-name="T8">Санкт-Петербург</text:span></text:span></text:p>
      <text:p text:style-name="P1"><text:span text:style-name="Основной_20_шрифт_20_абзаца"><text:span text:style-name="T8">2020</text:span></text:span></text:p>
      <text:p text:style-name="P10"><text:soft-page-break/><text:span text:style-name="Основной_20_шрифт_20_абзаца"><text:span text:style-name="T3">Цель работы.</text:span></text:span></text:p>
      <text:p text:style-name="P16"><text:span text:style-name="Основной_20_шрифт_20_абзаца"><text:span text:style-name="T7">Изучить арифметические команды ассемблера, разработать программу, вычисляющую необходимые переменные и углубить свои знания, </text:span></text:span><text:span text:style-name="Основной_20_шрифт_20_абзаца"><text:span text:style-name="T11">в процессе написания</text:span></text:span><text:span text:style-name="Основной_20_шрифт_20_абзаца"><text:span text:style-name="T7"> программ</text:span></text:span><text:span text:style-name="Основной_20_шрифт_20_абзаца"><text:span text:style-name="T11">ы</text:span></text:span><text:span text:style-name="Основной_20_шрифт_20_абзаца"><text:span text:style-name="T7">.</text:span></text:span></text:p>
      <text:p text:style-name="P12">Задание:</text:p>
      <text:p text:style-name="P12"><text:span text:style-name="T26">3</text:span> Вариант - <text:span text:style-name="T26">1</text:span>.<text:span text:style-name="T26">4</text:span>.3</text:p>
      <text:p text:style-name="P13">Разработать на языке Ассемблера программу, которая по заданным целочисленным значениям параметров a, b, i, k вычисляет: а) значения функций i1 = f1(a,b,i) и i2 = f2(a,b,i); b) значения результирующей функции res = f3(i1,i2,k), где вид функций f1 и f2 определяется из табл. 2, а функции f3 - из табл.3 по цифрам шифра индивидуального задания (n1,n2,n3), приведенным в табл.4. Значения a, b, i, k являются исходными данными, которые должны выбираться студентом самостоятельно и задаваться в процессе исполнения программы в режиме отладки. При этом следует рассмотреть всевозможные комбинации параметров a, b и k, позволяющие проверить различные маршруты выполнения программы, а также различные знаки параметров a и b. </text:p>
      <text:p text:style-name="P15">/15-2*i , при a&gt;b</text:p>
      <text:p text:style-name="P15">f1 = &lt;</text:p>
      <text:p text:style-name="P15">\ 3*i+4 , при a&lt;=b</text:p>
      <text:p text:style-name="P15"/>
      <text:p text:style-name="P15">/ -(6*i - 4) , при a&gt;b</text:p>
      <text:p text:style-name="P15"><text:soft-page-break/>f4 = &lt;</text:p>
      <text:p text:style-name="P15">\ 3*(i+2) , при a&lt;=b</text:p>
      <text:p text:style-name="P15"/>
      <text:p text:style-name="P15">/ |i1 + i2|, при k=0</text:p>
      <text:p text:style-name="P15">f3 = &lt;</text:p>
      <text:p text:style-name="P15">\ min(i1,i2), при k/=0</text:p>
      <text:p text:style-name="P12">Ход работы:</text:p>
      <text:p text:style-name="P11"><text:span text:style-name="Основной_20_шрифт_20_абзаца"><text:span text:style-name="T7">При разработке кода не было написано процедур для </text:span></text:span><text:span text:style-name="Основной_20_шрифт_20_абзаца"><text:span text:style-name="T13">f</text:span></text:span><text:span text:style-name="Основной_20_шрифт_20_абзаца"><text:span text:style-name="T7">1 и </text:span></text:span><text:span text:style-name="Основной_20_шрифт_20_абзаца"><text:span text:style-name="T13">f</text:span></text:span><text:span text:style-name="Основной_20_шрифт_20_абзаца"><text:span text:style-name="T7">2, были выбраны </text:span></text:span><text:span text:style-name="Основной_20_шрифт_20_абзаца"><text:span text:style-name="T13">a</text:span></text:span><text:span text:style-name="Основной_20_шрифт_20_абзаца"><text:span text:style-name="T7"> = 4, </text:span></text:span><text:span text:style-name="Основной_20_шрифт_20_абзаца"><text:span text:style-name="T13">b</text:span></text:span><text:span text:style-name="Основной_20_шрифт_20_абзаца"><text:span text:style-name="T7"> = 5, </text:span></text:span><text:span text:style-name="Основной_20_шрифт_20_абзаца"><text:span text:style-name="T13">i</text:span></text:span><text:span text:style-name="Основной_20_шрифт_20_абзаца"><text:span text:style-name="T7"> = 3, </text:span></text:span><text:span text:style-name="Основной_20_шрифт_20_абзаца"><text:span text:style-name="T13">k</text:span></text:span><text:span text:style-name="Основной_20_шрифт_20_абзаца"><text:span text:style-name="T7"> = 2, но также была рассмотрена программа с другими значениями этих переменных.</text:span></text:span></text:p>
      <text:p text:style-name="P14">В ходе выполнения работы были использованы следующие команды арифметических операций:</text:p>
      <text:p text:style-name="P11"><text:span text:style-name="Основной_20_шрифт_20_абзаца"><text:span text:style-name="T13">Add</text:span></text:span><text:span text:style-name="Основной_20_шрифт_20_абзаца"><text:span text:style-name="T7"> – выполняет арифметическое сложение приемника и источника и помещает сумму в приемник. </text:span></text:span></text:p>
      <text:p text:style-name="P11"><text:span text:style-name="Основной_20_шрифт_20_абзаца"><text:span text:style-name="T13">Sub</text:span></text:span><text:span text:style-name="Основной_20_шрифт_20_абзаца"><text:span text:style-name="T7"> – вычитает источник из приемника и помещает разность в приемник.</text:span></text:span></text:p>
      <text:p text:style-name="P11"><text:span text:style-name="Основной_20_шрифт_20_абзаца"><text:span text:style-name="T13">Cmp</text:span></text:span><text:span text:style-name="Основной_20_шрифт_20_абзаца"><text:span text:style-name="T7"> - </text:span></text:span><text:span text:style-name="Основной_20_шрифт_20_абзаца"><text:span text:style-name="T18">сравнивает приемник и источник и устанавливает флаги.</text:span></text:span></text:p>
      <text:p text:style-name="P11"><text:soft-page-break/><text:span text:style-name="Основной_20_шрифт_20_абзаца"><text:span text:style-name="T19">Neg</text:span></text:span><text:span text:style-name="Основной_20_шрифт_20_абзаца"><text:span text:style-name="T18"> - </text:span></text:span><text:span text:style-name="Основной_20_шрифт_20_абзаца"><text:span text:style-name="T7">выполняет над числом, содержащимся в приемнике, операцию дополнения до двух.</text:span></text:span></text:p>
      <text:p text:style-name="P14">В ходе выполнения работы были использованы следующие сдвиговые команды:</text:p>
      <text:p text:style-name="P11"><text:span text:style-name="Основной_20_шрифт_20_абзаца"><text:span text:style-name="T7"><text:s text:c="3"/>S</text:span></text:span><text:span text:style-name="Основной_20_шрифт_20_абзаца"><text:span text:style-name="T13">al</text:span></text:span><text:span text:style-name="Основной_20_шрифт_20_абзаца"><text:span text:style-name="T7"> – выполняет арифметический сдвиг влево.</text:span></text:span></text:p>
      <text:p text:style-name="P14">В ходе выполнения работы были использованы следующие команды передачи ууправления:</text:p>
      <text:p text:style-name="P17"><text:span text:style-name="Основной_20_шрифт_20_абзаца"><text:span text:style-name="T13">Jg</text:span></text:span><text:span text:style-name="Основной_20_шрифт_20_абзаца"><text:span text:style-name="T7"> - переход, если больше (ZF = 0 и SF = OF).</text:span></text:span></text:p>
      <text:p text:style-name="P18"/>
      <text:p text:style-name="P17"><text:span text:style-name="Основной_20_шрифт_20_абзаца"><text:span text:style-name="T13">Jz</text:span></text:span><text:span text:style-name="Основной_20_шрифт_20_абзаца"><text:span text:style-name="T7"> - переход, если 0 (ZF = 1). <text:s text:c="4"/></text:span></text:span></text:p>
      <text:p text:style-name="P18"/>
      <text:p text:style-name="P17"><text:span text:style-name="Основной_20_шрифт_20_абзаца"><text:span text:style-name="T13">Jl</text:span></text:span><text:span text:style-name="Основной_20_шрифт_20_абзаца"><text:span text:style-name="T7"> - переход, если меньше <text:s text:c="2"/>(SF &lt;&gt; OF). <text:s text:c="2"/></text:span></text:span></text:p>
      <text:p text:style-name="P18"><text:s text:c="2"/></text:p>
      <text:p text:style-name="P17"><text:span text:style-name="Основной_20_шрифт_20_абзаца"><text:span text:style-name="T13">Jmp</text:span></text:span><text:span text:style-name="Основной_20_шрифт_20_абзаца"><text:span text:style-name="T7"> - передает управление в другую точку программы.</text:span></text:span></text:p>
      <text:p text:style-name="P12">Тестирование.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9">Вводные данные</text:p>
          </table:table-cell>
          <table:table-cell table:style-name="Таблица2.A1" office:value-type="string">
            <text:p text:style-name="P19">Результат</text:p>
          </table:table-cell>
        </table:table-row>
        <table:table-row>
          <table:table-cell table:style-name="Таблица2.A1" office:value-type="string">
            <text:p text:style-name="P20">a = <text:span text:style-name="T27">1</text:span></text:p>
            <text:p text:style-name="P20">b = <text:span text:style-name="T27">1</text:span></text:p>
            <text:p text:style-name="P20">i = <text:span text:style-name="T27">1</text:span></text:p>
            <text:p text:style-name="P20">k = <text:span text:style-name="T27">1</text:span></text:p>
          </table:table-cell>
          <table:table-cell table:style-name="Таблица2.A1" office:value-type="string">
            <text:p text:style-name="P20">i1 = <text:span text:style-name="T27">7</text:span> (<text:span text:style-name="T27">0007</text:span>)</text:p>
            <text:p text:style-name="P20">i2 = <text:span text:style-name="T27">9</text:span> (<text:span text:style-name="T27">0009</text:span>)</text:p>
            <text:p text:style-name="P20">res = <text:span text:style-name="T27">7</text:span> (<text:span text:style-name="T27">0007</text:span>)</text:p>
          </table:table-cell>
        </table:table-row>
        <text:soft-page-break/>
        <table:table-row>
          <table:table-cell table:style-name="Таблица2.A1" office:value-type="string">
            <text:p text:style-name="P20">a = 5</text:p>
            <text:p text:style-name="P20">b = 4</text:p>
            <text:p text:style-name="P20">i = 3</text:p>
            <text:p text:style-name="P20">k = 0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3">i1 = <text:s/></text:span></text:span><text:span text:style-name="Основной_20_шрифт_20_абзаца"><text:span text:style-name="T14">9</text:span></text:span><text:span text:style-name="Основной_20_шрифт_20_абзаца"><text:span text:style-name="T7"> </text:span></text:span><text:span text:style-name="Основной_20_шрифт_20_абзаца"><text:span text:style-name="T13">(</text:span></text:span><text:span text:style-name="Основной_20_шрифт_20_абзаца"><text:span text:style-name="T14">0009</text:span></text:span><text:span text:style-name="Основной_20_шрифт_20_абзаца"><text:span text:style-name="T13">)</text:span></text:span></text:p>
            <text:p text:style-name="P21"><text:span text:style-name="Основной_20_шрифт_20_абзаца"><text:span text:style-name="T13">i</text:span></text:span><text:span text:style-name="Основной_20_шрифт_20_абзаца"><text:span text:style-name="T7">2</text:span></text:span><text:span text:style-name="Основной_20_шрифт_20_абзаца"><text:span text:style-name="T13"> = </text:span></text:span><text:span text:style-name="Основной_20_шрифт_20_абзаца"><text:span text:style-name="T7"><text:s/>-</text:span></text:span><text:span text:style-name="Основной_20_шрифт_20_абзаца"><text:span text:style-name="T12">4</text:span></text:span><text:span text:style-name="Основной_20_шрифт_20_абзаца"><text:span text:style-name="T7"> </text:span></text:span><text:span text:style-name="Основной_20_шрифт_20_абзаца"><text:span text:style-name="T13">(</text:span></text:span><text:span text:style-name="Основной_20_шрифт_20_абзаца"><text:span text:style-name="T14">FFF2</text:span></text:span><text:span text:style-name="Основной_20_шрифт_20_абзаца"><text:span text:style-name="T13">)</text:span></text:span></text:p>
            <text:p text:style-name="P21"><text:span text:style-name="Основной_20_шрифт_20_абзаца"><text:span text:style-name="T13">res = <text:s/></text:span></text:span><text:span text:style-name="Основной_20_шрифт_20_абзаца"><text:span text:style-name="T14">5 </text:span></text:span><text:span text:style-name="Основной_20_шрифт_20_абзаца"><text:span text:style-name="T13">(000</text:span></text:span><text:span text:style-name="Основной_20_шрифт_20_абзаца"><text:span text:style-name="T14">5</text:span></text:span><text:span text:style-name="Основной_20_шрифт_20_абзаца"><text:span text:style-name="T13">)</text:span></text:span></text:p>
          </table:table-cell>
        </table:table-row>
        <table:table-row>
          <table:table-cell table:style-name="Таблица2.A1" office:value-type="string">
            <text:p text:style-name="P20">a = -5</text:p>
            <text:p text:style-name="P20">b = -4</text:p>
            <text:p text:style-name="P20">i = -3</text:p>
            <text:p text:style-name="P21"><text:span text:style-name="Основной_20_шрифт_20_абзаца"><text:span text:style-name="T13">k = -1</text:span>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3">i1 = <text:s/>-</text:span></text:span><text:span text:style-name="Основной_20_шрифт_20_абзаца"><text:span text:style-name="T14">5</text:span></text:span><text:span text:style-name="Основной_20_шрифт_20_абзаца"><text:span text:style-name="T7"> </text:span></text:span><text:span text:style-name="Основной_20_шрифт_20_абзаца"><text:span text:style-name="T13">(</text:span></text:span><text:span text:style-name="Основной_20_шрифт_20_абзаца"><text:span text:style-name="T14">FFFB</text:span></text:span><text:span text:style-name="Основной_20_шрифт_20_абзаца"><text:span text:style-name="T13">)</text:span></text:span></text:p>
            <text:p text:style-name="P21"><text:span text:style-name="Основной_20_шрифт_20_абзаца"><text:span text:style-name="T13">i</text:span></text:span><text:span text:style-name="Основной_20_шрифт_20_абзаца"><text:span text:style-name="T7">2</text:span></text:span><text:span text:style-name="Основной_20_шрифт_20_абзаца"><text:span text:style-name="T13"> = </text:span></text:span><text:span text:style-name="Основной_20_шрифт_20_абзаца"><text:span text:style-name="T7"><text:s/>-</text:span></text:span><text:span text:style-name="Основной_20_шрифт_20_абзаца"><text:span text:style-name="T14">3</text:span></text:span><text:span text:style-name="Основной_20_шрифт_20_абзаца"><text:span text:style-name="T7"> </text:span></text:span><text:span text:style-name="Основной_20_шрифт_20_абзаца"><text:span text:style-name="T13">(</text:span></text:span><text:span text:style-name="Основной_20_шрифт_20_абзаца"><text:span text:style-name="T14">FFFD</text:span></text:span><text:span text:style-name="Основной_20_шрифт_20_абзаца"><text:span text:style-name="T13">)</text:span></text:span></text:p>
            <text:p text:style-name="P21"><text:span text:style-name="Основной_20_шрифт_20_абзаца"><text:span text:style-name="T13">res = -</text:span></text:span><text:span text:style-name="Основной_20_шрифт_20_абзаца"><text:span text:style-name="T14">5</text:span></text:span><text:span text:style-name="Основной_20_шрифт_20_абзаца"><text:span text:style-name="T13"> (</text:span></text:span><text:span text:style-name="Основной_20_шрифт_20_абзаца"><text:span text:style-name="T14">FFFB</text:span></text:span><text:span text:style-name="Основной_20_шрифт_20_абзаца"><text:span text:style-name="T13">)</text:span></text:span></text:p>
          </table:table-cell>
        </table:table-row>
      </table:table>
      <text:p text:style-name="P14"/>
      <text:p text:style-name="P22"><text:span text:style-name="Основной_20_шрифт_20_абзаца"><text:span text:style-name="T4">Выводы.</text:span></text:span></text:p>
      <text:p text:style-name="P23"><text:span text:style-name="Основной_20_шрифт_20_абзаца"><text:span text:style-name="T6">В результате выполнения лабораторной работы был разработан код для подсчитывания определенных выражений, оптимизировано умножение. Были улучшены навыки письма в ассемблере.</text:span></text:span></text:p>
      <text:p text:style-name="P23"><text:span text:style-name="Основной_20_шрифт_20_абзаца"><text:span text:style-name="T5">Приложение.</text:span></text:span></text:p>
      <text:p text:style-name="P23"><text:span text:style-name="Основной_20_шрифт_20_абзаца"><text:span text:style-name="T20">Текст файла </text:span></text:span><text:span text:style-name="Основной_20_шрифт_20_абзаца"><text:span text:style-name="T21">M</text:span></text:span><text:span text:style-name="Основной_20_шрифт_20_абзаца"><text:span text:style-name="T16">AIN</text:span></text:span><text:span text:style-name="Основной_20_шрифт_20_абзаца"><text:span text:style-name="T20">.</text:span></text:span><text:span text:style-name="Основной_20_шрифт_20_абзаца"><text:span text:style-name="T15">LST</text:span></text:span></text:p>
      <text:p text:style-name="P24"/>
      <text:p text:style-name="P30">#Microsoft (R) Macro Assembler Version 5.10 <text:s text:c="17"/>11/14/20 04:27:4</text:p>
      <text:p text:style-name="P24"><text:s text:c="61"/>Page <text:s text:c="4"/>1-1</text:p>
      <text:p text:style-name="P24"/>
      <text:p text:style-name="P24"/>
      <text:p text:style-name="P24"><text:s/>0000<text:tab/><text:tab/><text:tab/><text:tab/>AStack SEGMENT STACK</text:p>
      <text:p text:style-name="P24"><text:s/>0000 <text:s/>000C[<text:tab/><text:tab/><text:tab/> DW 12 DUP(?)</text:p>
      <text:p text:style-name="P24"><text:tab/> <text:s text:c="2"/>????<text:tab/><text:tab/><text:tab/></text:p>
      <text:p text:style-name="P24"><text:tab/><text:tab/><text:tab/> ]<text:tab/></text:p>
      <text:p text:style-name="P24"><text:tab/><text:tab/><text:tab/><text:tab/></text:p>
      <text:p text:style-name="P24"><text:s/>0018<text:tab/><text:tab/><text:tab/><text:tab/>AStack ENDS</text:p>
      <text:p text:style-name="P24"><text:tab/><text:tab/><text:tab/><text:tab/></text:p>
      <text:p text:style-name="P24"><text:s/>0000<text:tab/><text:tab/><text:tab/><text:tab/>DATA SEGMENT</text:p>
      <text:p text:style-name="P24"><text:s/>0000 <text:s/>0001<text:tab/><text:tab/><text:tab/>a <text:s/>DW 1</text:p>
      <text:p text:style-name="P24"><text:s/>0002 <text:s/>0001<text:tab/><text:tab/><text:tab/>b <text:s/>DW 1</text:p>
      <text:p text:style-name="P24"><text:s/>0004 <text:s/>0001<text:tab/><text:tab/><text:tab/>i <text:s/>DW 1</text:p>
      <text:p text:style-name="P24"><text:s/>0006 <text:s/>0001<text:tab/><text:tab/><text:tab/>k <text:s/>DW 1 </text:p>
      <text:p text:style-name="P24"><text:s/>0008 <text:s/>0000<text:tab/><text:tab/><text:tab/>i1 <text:s/>DW 0</text:p>
      <text:p text:style-name="P24"><text:s/>000A <text:s/>0000<text:tab/><text:tab/><text:tab/>i2 DW 0</text:p>
      <text:p text:style-name="P24"><text:s/>000C <text:s/>0000<text:tab/><text:tab/><text:tab/>res DW 0</text:p>
      <text:p text:style-name="P24"><text:s/>000E<text:tab/><text:tab/><text:tab/><text:tab/>DATA ENDS</text:p>
      <text:p text:style-name="P24"><text:tab/><text:tab/><text:tab/><text:tab/></text:p>
      <text:p text:style-name="P24"><text:s/>0000<text:tab/><text:tab/><text:tab/><text:tab/>CODE SEGMENT</text:p>
      <text:p text:style-name="P24"><text:tab/><text:tab/><text:tab/><text:tab/> ASSUME CS:CODE, DS:DATA, SS:AStack</text:p>
      <text:p text:style-name="P24"><text:tab/><text:tab/><text:tab/><text:tab/></text:p>
      <text:p text:style-name="P24"><text:s/>0000<text:tab/><text:tab/><text:tab/><text:tab/>Main PROC FAR</text:p>
      <text:p text:style-name="P24"><text:s/>0000 <text:s/>1E<text:tab/><text:tab/><text:tab/> push DS</text:p>
      <text:p text:style-name="P24"><text:s/>0001 <text:s/>2B C0<text:tab/><text:tab/><text:tab/> sub AX,AX</text:p>
      <text:p text:style-name="P24"><text:s/>0003 <text:s/>50<text:tab/><text:tab/><text:tab/> push AX</text:p>
      <text:p text:style-name="P24"><text:s/>0004 <text:s/>B8 ---- R<text:tab/><text:tab/> mov AX, DATA</text:p>
      <text:p text:style-name="P24"><text:s/>0007 <text:s/>8E D8<text:tab/><text:tab/><text:tab/> mov DS, AX</text:p>
      <text:p text:style-name="P24"><text:s/>0009 <text:s/>8B 0E 0000 R<text:tab/><text:tab/> mov CX, DS:a</text:p>
      <text:p text:style-name="P24"><text:s/>000D <text:s/>8B 16 0002 R<text:tab/><text:tab/> mov DX, DS:b</text:p>
      <text:p text:style-name="P24"><text:s/>0011 <text:s/>3B CA<text:tab/><text:tab/><text:tab/> cmp CX, DX</text:p>
      <text:p text:style-name="P24"><text:s/>0013 <text:s/>7F 03<text:tab/><text:tab/><text:tab/> jg aGTb</text:p>
      <text:p text:style-name="P24"><text:s/>0015 <text:s/>EB 25 90<text:tab/><text:tab/><text:tab/> jmp aLEb</text:p>
      <text:p text:style-name="P24"><text:tab/><text:tab/><text:tab/><text:tab/></text:p>
      <text:p text:style-name="P24"><text:s/>0018<text:tab/><text:tab/><text:tab/><text:tab/> aGTb:</text:p>
      <text:p text:style-name="P24"><text:s/>0018 <text:s/>A1 0004 R<text:tab/><text:tab/> <text:s text:c="4"/>mov AX, DS:i</text:p>
      <text:p text:style-name="P24"><text:s/>001B <text:s/>D1 E0<text:tab/><text:tab/><text:tab/> <text:s text:c="4"/>sal AX, 1</text:p>
      <text:p text:style-name="P24"><text:s/>001D <text:s/>B9 000F<text:tab/><text:tab/><text:tab/> <text:s text:c="4"/>mov CX, 15</text:p>
      <text:p text:style-name="P24"><text:s/>0020 <text:s/>2B C8<text:tab/><text:tab/><text:tab/> <text:s text:c="4"/>sub CX, AX</text:p>
      <text:p text:style-name="P24"><text:s/>0022 <text:s/>89 0E 0008 R<text:tab/><text:tab/> <text:s text:c="4"/>mov DS:i1, CX</text:p>
      <text:p text:style-name="P24"><text:tab/><text:tab/><text:tab/><text:tab/></text:p>
      <text:p text:style-name="P24"><text:s/>0026 <text:s/>A1 0004 R<text:tab/><text:tab/> <text:s text:c="4"/>mov AX, DS:i</text:p>
      <text:p text:style-name="P24"><text:s/>0029 <text:s/>8B C8<text:tab/><text:tab/><text:tab/> <text:s text:c="4"/>mov CX, AX</text:p>
      <text:p text:style-name="P24"><text:s/>002B <text:s/>D1 E1<text:tab/><text:tab/><text:tab/> <text:s text:c="4"/>sal CX, 1</text:p>
      <text:p text:style-name="P24"><text:s/>002D <text:s/>03 C8<text:tab/><text:tab/><text:tab/> <text:s text:c="4"/>add CX, AX</text:p>
      <text:p text:style-name="P24"><text:s/>002F <text:s/>D1 E1<text:tab/><text:tab/><text:tab/> <text:s text:c="4"/>sal CX, 1</text:p>
      <text:p text:style-name="P24"><text:tab/><text:tab/><text:tab/><text:tab/></text:p>
      <text:p text:style-name="P24"><text:s/>0031 <text:s/>B8 0004<text:tab/><text:tab/><text:tab/> <text:s text:c="4"/>mov AX, 4</text:p>
      <text:p text:style-name="P24"><text:s/>0034 <text:s/>2B C1<text:tab/><text:tab/><text:tab/> <text:s text:c="4"/>sub AX, CX</text:p>
      <text:p text:style-name="P24"><text:tab/><text:tab/><text:tab/><text:tab/></text:p>
      <text:p text:style-name="P24"><text:s/>0036 <text:s/>A3 000A R<text:tab/><text:tab/> <text:s text:c="4"/>mov DS:i2, AX</text:p>
      <text:p text:style-name="P24"><text:s/>0039 <text:s/>EB 22 90<text:tab/><text:tab/><text:tab/> <text:s text:c="4"/>jmp k_handle</text:p>
      <text:p text:style-name="P24"><text:tab/><text:tab/><text:tab/><text:tab/></text:p>
      <text:p text:style-name="P24"><text:s/>003C<text:tab/><text:tab/><text:tab/><text:tab/> aLEb:</text:p>
      <text:p text:style-name="P24"><text:s/>003C <text:s/>A1 0004 R<text:tab/><text:tab/> <text:tab/> mov AX, DS:i</text:p>
      <text:p text:style-name="P24"><text:s/>003F <text:s/>D1 E0<text:tab/><text:tab/><text:tab/> <text:tab/> sal AX, 1</text:p>
      <text:p text:style-name="P24"/>
      <text:p text:style-name="P30">#Microsoft (R) Macro Assembler Version 5.10 <text:s text:c="17"/>11/14/20 04:27:4</text:p>
      <text:p text:style-name="P24"><text:s text:c="61"/>Page <text:s text:c="4"/>1-2</text:p>
      <text:p text:style-name="P24"/>
      <text:p text:style-name="P24"/>
      <text:p text:style-name="P24"><text:s/>0041 <text:s/>03 06 0004 R<text:tab/><text:tab/> <text:tab/> add AX, DS:i</text:p>
      <text:p text:style-name="P24"><text:s/>0045 <text:s/>05 0004<text:tab/><text:tab/><text:tab/> <text:tab/> add AX, 4</text:p>
      <text:p text:style-name="P24"><text:s/>0048 <text:s/>A3 0008 R<text:tab/><text:tab/> <text:tab/> mov DS:i1, AX</text:p>
      <text:p text:style-name="P24"><text:tab/><text:tab/><text:tab/><text:tab/></text:p>
      <text:p text:style-name="P24"><text:s/>004B <text:s/>A1 0004 R<text:tab/><text:tab/> <text:tab/> mov AX, DS:i</text:p>
      <text:p text:style-name="P24"><text:s/>004E <text:s/>05 0002<text:tab/><text:tab/><text:tab/> <text:tab/> add AX, 2</text:p>
      <text:p text:style-name="P24"><text:s/>0051 <text:s/>8B C8<text:tab/><text:tab/><text:tab/> <text:tab/> mov CX, AX</text:p>
      <text:p text:style-name="P24"><text:s/>0053 <text:s/>D1 E0<text:tab/><text:tab/><text:tab/> <text:tab/> sal AX, 1</text:p>
      <text:p text:style-name="P24"><text:s/>0055 <text:s/>03 C1<text:tab/><text:tab/><text:tab/> <text:tab/> add AX, CX</text:p>
      <text:p text:style-name="P24"><text:s/>0057 <text:s/>A3 000A R<text:tab/><text:tab/> <text:tab/> mov DS:i2, AX</text:p>
      <text:p text:style-name="P24"><text:s/>005A <text:s/>EB 01 90<text:tab/><text:tab/><text:tab/> <text:tab/> jmp k_handle</text:p>
      <text:p text:style-name="P24"><text:tab/><text:tab/><text:tab/><text:tab/></text:p>
      <text:p text:style-name="P24"><text:s/>005D<text:tab/><text:tab/><text:tab/><text:tab/> k_handle:</text:p>
      <text:p text:style-name="P24"><text:s/>005D <text:s/>83 3E 0006 R 00<text:tab/><text:tab/> <text:tab/> cmp DS:k, 0</text:p>
      <text:p text:style-name="P24"><text:s/>0062 <text:s/>74 03<text:tab/><text:tab/><text:tab/> <text:s text:c="4"/>jz kEQzero</text:p>
      <text:p text:style-name="P24"><text:s/>0064 <text:s/>EB 15 90<text:tab/><text:tab/><text:tab/> <text:s text:c="4"/>jmp kNotEQzero</text:p>
      <text:p text:style-name="P24"><text:tab/><text:tab/><text:tab/><text:tab/></text:p>
      <text:p text:style-name="P24"><text:s/>0067<text:tab/><text:tab/><text:tab/><text:tab/> kEQzero:</text:p>
      <text:p text:style-name="P24"><text:s/>0067 <text:s/>A1 0008 R<text:tab/><text:tab/> <text:s text:c="4"/>mov AX, DS:i1</text:p>
      <text:p text:style-name="P24"><text:s/>006A <text:s/>03 06 000A R<text:tab/><text:tab/> <text:s text:c="4"/>add AX, DS:i2</text:p>
      <text:p text:style-name="P24"><text:s/>006E <text:s/>3D 0000<text:tab/><text:tab/><text:tab/> <text:s text:c="4"/>cmp AX, 0</text:p>
      <text:p text:style-name="P24"><text:s/>0071 <text:s/>7C 03<text:tab/><text:tab/><text:tab/> <text:s text:c="4"/>jl neg_case</text:p>
      <text:p text:style-name="P24"><text:s/>0073 <text:s/>EB 16 90<text:tab/><text:tab/><text:tab/> <text:s text:c="4"/>jmp end_case</text:p>
      <text:p text:style-name="P24"><text:tab/><text:tab/><text:tab/><text:tab/></text:p>
      <text:p text:style-name="P24"><text:s/>0076<text:tab/><text:tab/><text:tab/><text:tab/> neg_case:</text:p>
      <text:p text:style-name="P24"><text:s/>0076 <text:s/>F7 D8<text:tab/><text:tab/><text:tab/> <text:s text:c="4"/>neg AX</text:p>
      <text:p text:style-name="P24"><text:s/>0078 <text:s/>EB 11 90<text:tab/><text:tab/><text:tab/> <text:s text:c="4"/>jmp end_case</text:p>
      <text:p text:style-name="P24"><text:tab/><text:tab/><text:tab/><text:tab/></text:p>
      <text:p text:style-name="P24"><text:s/>007B<text:tab/><text:tab/><text:tab/><text:tab/> kNotEQzero:</text:p>
      <text:p text:style-name="P24"><text:s/>007B <text:s/>A1 0008 R<text:tab/><text:tab/> <text:tab/> mov AX, DS:i1</text:p>
      <text:p text:style-name="P24"><text:s/>007E <text:s/>8B 0E 000A R<text:tab/><text:tab/> <text:tab/> mov CX, DS:i2</text:p>
      <text:p text:style-name="P24"><text:s/>0082 <text:s/>3B C1<text:tab/><text:tab/><text:tab/> <text:tab/> cmp AX, CX</text:p>
      <text:p text:style-name="P24"><text:s/>0084 <text:s/>7C 05<text:tab/><text:tab/><text:tab/> <text:tab/> jl end_case</text:p>
      <text:p text:style-name="P24"><text:s/>0086 <text:s/>8B C8<text:tab/><text:tab/><text:tab/> <text:tab/> mov CX, AX</text:p>
      <text:p text:style-name="P24"><text:s/>0088 <text:s/>EB 01 90<text:tab/><text:tab/><text:tab/> <text:tab/> jmp end_case</text:p>
      <text:p text:style-name="P24"><text:tab/><text:tab/><text:tab/><text:tab/></text:p>
      <text:p text:style-name="P24"><text:s/>008B<text:tab/><text:tab/><text:tab/><text:tab/> end_case:</text:p>
      <text:p text:style-name="P24"><text:s/>008B <text:s/>A3 000C R<text:tab/><text:tab/> <text:s text:c="4"/>mov DS:res, AX</text:p>
      <text:p text:style-name="P24"><text:s/>008E <text:s/>CB<text:tab/><text:tab/><text:tab/> <text:s text:c="4"/>ret</text:p>
      <text:p text:style-name="P24"><text:tab/><text:tab/><text:tab/><text:tab/></text:p>
      <text:p text:style-name="P24"><text:s/>008F<text:tab/><text:tab/><text:tab/><text:tab/>Main ENDP</text:p>
      <text:p text:style-name="P24"><text:s/>008F<text:tab/><text:tab/><text:tab/><text:tab/>CODE ENDS</text:p>
      <text:p text:style-name="P24"><text:tab/><text:tab/><text:tab/><text:tab/> END Main</text:p>
      <text:p text:style-name="P24"/>
      <text:p text:style-name="P30">#Microsoft (R) Macro Assembler Version 5.10 <text:s text:c="17"/>11/14/20 04:27:4</text:p>
      <text:p text:style-name="P24"><text:s text:c="61"/>Symbols-1</text:p>
      <text:p text:style-name="P24"/>
      <text:p text:style-name="P24"/>
      <text:p text:style-name="P24">Segments and Groups:</text:p>
      <text:p text:style-name="P24"/>
      <text:p text:style-name="P24"><text:s text:c="16"/>N a m e <text:s text:c="8"/><text:tab/>Length<text:tab/> Align<text:tab/>Combine Class</text:p>
      <text:p text:style-name="P24"/>
      <text:p text:style-name="P24">ASTACK . . . . . . . . . . . . . <text:s/><text:tab/>0018<text:tab/>PARA<text:tab/>STACK<text:tab/></text:p>
      <text:p text:style-name="P24">CODE . . . . . . . . . . . . . . <text:s/><text:tab/>008F<text:tab/>PARA<text:tab/>NONE<text:tab/></text:p>
      <text:p text:style-name="P24">DATA . . . . . . . . . . . . . . <text:s/><text:tab/>000E<text:tab/>PARA<text:tab/>NONE<text:tab/></text:p>
      <text:p text:style-name="P24"/>
      <text:p text:style-name="P24">Symbols: <text:s text:c="11"/></text:p>
      <text:p text:style-name="P24"/>
      <text:p text:style-name="P24"><text:s text:c="16"/>N a m e <text:s text:c="8"/><text:tab/>Type<text:tab/> Value<text:tab/> Attr</text:p>
      <text:p text:style-name="P24"/>
      <text:p text:style-name="P24">A <text:s/>. . . . . . . . . . . . . . . <text:s/><text:tab/>L WORD<text:tab/>0000<text:tab/>DATA</text:p>
      <text:p text:style-name="P24">AGTB . . . . . . . . . . . . . . <text:s/><text:tab/>L NEAR<text:tab/>0018<text:tab/>CODE</text:p>
      <text:p text:style-name="P24">ALEB . . . . . . . . . . . . . . <text:s/><text:tab/>L NEAR<text:tab/>003C<text:tab/>CODE</text:p>
      <text:p text:style-name="P24"/>
      <text:p text:style-name="P24">B <text:s/>. . . . . . . . . . . . . . . <text:s/><text:tab/>L WORD<text:tab/>0002<text:tab/>DATA</text:p>
      <text:p text:style-name="P24"/>
      <text:p text:style-name="P24">END_CASE . . . . . . . . . . . . <text:s/><text:tab/>L NEAR<text:tab/>008B<text:tab/>CODE</text:p>
      <text:p text:style-name="P24"/>
      <text:p text:style-name="P24">I <text:s/>. . . . . . . . . . . . . . . <text:s/><text:tab/>L WORD<text:tab/>0004<text:tab/>DATA</text:p>
      <text:p text:style-name="P24">I1 . . . . . . . . . . . . . . . <text:s/><text:tab/>L WORD<text:tab/>0008<text:tab/>DATA</text:p>
      <text:p text:style-name="P24">I2 . . . . . . . . . . . . . . . <text:s/><text:tab/>L WORD<text:tab/>000A<text:tab/>DATA</text:p>
      <text:p text:style-name="P24"/>
      <text:p text:style-name="P24">K <text:s/>. . . . . . . . . . . . . . . <text:s/><text:tab/>L WORD<text:tab/>0006<text:tab/>DATA</text:p>
      <text:p text:style-name="P24">KEQZERO <text:s/>. . . . . . . . . . . . <text:s/><text:tab/>L NEAR<text:tab/>0067<text:tab/>CODE</text:p>
      <text:p text:style-name="P24">KNOTEQZERO . . . . . . . . . . . <text:s/><text:tab/>L NEAR<text:tab/>007B<text:tab/>CODE</text:p>
      <text:p text:style-name="P24">K_HANDLE . . . . . . . . . . . . <text:s/><text:tab/>L NEAR<text:tab/>005D<text:tab/>CODE</text:p>
      <text:p text:style-name="P24"/>
      <text:p text:style-name="P24">MAIN . . . . . . . . . . . . . . <text:s/><text:tab/>F PROC<text:tab/>0000<text:tab/>CODE<text:tab/>Length = 008F</text:p>
      <text:p text:style-name="P24"/>
      <text:p text:style-name="P24">NEG_CASE . . . . . . . . . . . . <text:s/><text:tab/>L NEAR<text:tab/>0076<text:tab/>CODE</text:p>
      <text:p text:style-name="P24"/>
      <text:p text:style-name="P24">RES <text:s/>. . . . . . . . . . . . . . <text:s/><text:tab/>L WORD<text:tab/>000C<text:tab/>DATA</text:p>
      <text:p text:style-name="P24"/>
      <text:p text:style-name="P24">@CPU . . . . . . . . . . . . . . <text:s/><text:tab/>TEXT <text:s/>0101h<text:tab/><text:tab/></text:p>
      <text:p text:style-name="P24">@FILENAME <text:s/>. . . . . . . . . . . <text:s/><text:tab/>TEXT <text:s/>MAIN_1<text:tab/><text:tab/></text:p>
      <text:p text:style-name="P24">@VERSION . . . . . . . . . . . . <text:s/><text:tab/>TEXT <text:s/>510<text:tab/><text:tab/></text:p>
      <text:p text:style-name="P24"/>
      <text:p text:style-name="P24"/>
      <text:p text:style-name="P24"><text:s text:c="5"/>94 Source <text:s/>Lines</text:p>
      <text:p text:style-name="P24"><text:s text:c="5"/>94 Total <text:s text:c="2"/>Lines</text:p>
      <text:p text:style-name="P24"><text:s text:c="5"/>23 Symbols</text:p>
      <text:p text:style-name="P24"/>
      <text:p text:style-name="P24"><text:s text:c="2"/>47952 + 461355 Bytes symbol space free</text:p>
      <text:p text:style-name="P24"/>
      <text:p text:style-name="P24"><text:s text:c="6"/>0 Warning Errors</text:p>
      <text:p text:style-name="P24"><text:s text:c="6"/>0 Severe <text:s/>Errors</text:p>
      <text:p text:style-name="P23"><text:span text:style-name="Основной_20_шрифт_20_абзаца"><text:span text:style-name="T20">Текст</text:span></text:span><text:span text:style-name="Основной_20_шрифт_20_абзаца"><text:span text:style-name="T15"> </text:span></text:span><text:span text:style-name="Основной_20_шрифт_20_абзаца"><text:span text:style-name="T20">файла</text:span></text:span><text:span text:style-name="Основной_20_шрифт_20_абзаца"><text:span text:style-name="T15"> </text:span></text:span><text:span text:style-name="Основной_20_шрифт_20_абзаца"><text:span text:style-name="T17">MAIN</text:span></text:span><text:span text:style-name="Основной_20_шрифт_20_абзаца"><text:span text:style-name="T15">.ASM</text:span></text:span></text:p>
      <text:p text:style-name="P26"><text:span text:style-name="Основной_20_шрифт_20_абзаца"><text:span text:style-name="T25">AStack SEGMENT STACK</text:span></text:span></text:p>
      <text:p text:style-name="P26"><text:span text:style-name="Основной_20_шрифт_20_абзаца"><text:span text:style-name="T25"><text:s/>DW 12 DUP(?)</text:span></text:span></text:p>
      <text:p text:style-name="P26"><text:span text:style-name="Основной_20_шрифт_20_абзаца"><text:span text:style-name="T25">AStack ENDS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DATA SEGMENT</text:span></text:span></text:p>
      <text:p text:style-name="P26"><text:span text:style-name="Основной_20_шрифт_20_абзаца"><text:span text:style-name="T25">a <text:s/>DW -5</text:span></text:span></text:p>
      <text:p text:style-name="P26"><text:span text:style-name="Основной_20_шрифт_20_абзаца"><text:span text:style-name="T25">b <text:s/>DW -4</text:span></text:span></text:p>
      <text:p text:style-name="P26"><text:span text:style-name="Основной_20_шрифт_20_абзаца"><text:span text:style-name="T25">i <text:s/>DW -3</text:span></text:span></text:p>
      <text:p text:style-name="P26"><text:span text:style-name="Основной_20_шрифт_20_абзаца"><text:span text:style-name="T25">k <text:s/>DW -1 </text:span></text:span></text:p>
      <text:p text:style-name="P26"><text:span text:style-name="Основной_20_шрифт_20_абзаца"><text:span text:style-name="T25">i1 <text:s/>DW 0</text:span></text:span></text:p>
      <text:p text:style-name="P26"><text:span text:style-name="Основной_20_шрифт_20_абзаца"><text:span text:style-name="T25">i2 DW 0</text:span></text:span></text:p>
      <text:p text:style-name="P26"><text:span text:style-name="Основной_20_шрифт_20_абзаца"><text:span text:style-name="T25">res DW 0</text:span></text:span></text:p>
      <text:p text:style-name="P26"><text:soft-page-break/><text:span text:style-name="Основной_20_шрифт_20_абзаца"><text:span text:style-name="T25">DATA ENDS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CODE SEGMENT</text:span></text:span></text:p>
      <text:p text:style-name="P26"><text:span text:style-name="Основной_20_шрифт_20_абзаца"><text:span text:style-name="T25"><text:s/>ASSUME CS:CODE, DS:DATA, SS:AStack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Main PROC FAR</text:span></text:span></text:p>
      <text:p text:style-name="P26"><text:span text:style-name="Основной_20_шрифт_20_абзаца"><text:span text:style-name="T25"><text:s/>push DS</text:span></text:span></text:p>
      <text:p text:style-name="P26"><text:span text:style-name="Основной_20_шрифт_20_абзаца"><text:span text:style-name="T25"><text:s/>sub AX,AX</text:span></text:span></text:p>
      <text:p text:style-name="P26"><text:span text:style-name="Основной_20_шрифт_20_абзаца"><text:span text:style-name="T25"><text:s/>push AX</text:span></text:span></text:p>
      <text:p text:style-name="P26"><text:span text:style-name="Основной_20_шрифт_20_абзаца"><text:span text:style-name="T25"><text:s/>mov AX, DATA</text:span></text:span></text:p>
      <text:p text:style-name="P26"><text:span text:style-name="Основной_20_шрифт_20_абзаца"><text:span text:style-name="T25"><text:s/>mov DS, AX</text:span></text:span></text:p>
      <text:p text:style-name="P26"><text:span text:style-name="Основной_20_шрифт_20_абзаца"><text:span text:style-name="T25"><text:s/>mov CX, DS:a</text:span></text:span></text:p>
      <text:p text:style-name="P26"><text:span text:style-name="Основной_20_шрифт_20_абзаца"><text:span text:style-name="T25"><text:s/>mov DX, DS:b</text:span></text:span></text:p>
      <text:p text:style-name="P26"><text:span text:style-name="Основной_20_шрифт_20_абзаца"><text:span text:style-name="T25"><text:s/>cmp CX, DX</text:span></text:span></text:p>
      <text:p text:style-name="P26"><text:span text:style-name="Основной_20_шрифт_20_абзаца"><text:span text:style-name="T25"><text:s/>jg aGTb</text:span></text:span></text:p>
      <text:p text:style-name="P26"><text:span text:style-name="Основной_20_шрифт_20_абзаца"><text:span text:style-name="T25"><text:s/>jmp aLEb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/>aGTb:</text:span></text:span></text:p>
      <text:p text:style-name="P26"><text:span text:style-name="Основной_20_шрифт_20_абзаца"><text:span text:style-name="T25"><text:s text:c="5"/>mov AX, DS:i</text:span></text:span></text:p>
      <text:p text:style-name="P26"><text:span text:style-name="Основной_20_шрифт_20_абзаца"><text:span text:style-name="T25"><text:s text:c="5"/>sal AX, 1</text:span></text:span></text:p>
      <text:p text:style-name="P26"><text:span text:style-name="Основной_20_шрифт_20_абзаца"><text:span text:style-name="T25"><text:s text:c="5"/>mov CX, 15</text:span></text:span></text:p>
      <text:p text:style-name="P26"><text:span text:style-name="Основной_20_шрифт_20_абзаца"><text:span text:style-name="T25"><text:s text:c="5"/>sub CX, AX</text:span></text:span></text:p>
      <text:p text:style-name="P26"><text:span text:style-name="Основной_20_шрифт_20_абзаца"><text:span text:style-name="T25"><text:s text:c="5"/>mov DS:i1, CX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 text:c="5"/>mov AX, DS:i</text:span></text:span></text:p>
      <text:p text:style-name="P26"><text:span text:style-name="Основной_20_шрифт_20_абзаца"><text:span text:style-name="T25"><text:s text:c="5"/>mov CX, AX</text:span></text:span></text:p>
      <text:p text:style-name="P26"><text:span text:style-name="Основной_20_шрифт_20_абзаца"><text:span text:style-name="T25"><text:s text:c="5"/>sal CX, 1</text:span></text:span></text:p>
      <text:p text:style-name="P26"><text:span text:style-name="Основной_20_шрифт_20_абзаца"><text:span text:style-name="T25"><text:s text:c="5"/>add CX, AX</text:span></text:span></text:p>
      <text:p text:style-name="P26"><text:span text:style-name="Основной_20_шрифт_20_абзаца"><text:span text:style-name="T25"><text:s text:c="5"/>sal CX, 1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 text:c="5"/>mov AX, 4</text:span></text:span></text:p>
      <text:p text:style-name="P26"><text:span text:style-name="Основной_20_шрифт_20_абзаца"><text:span text:style-name="T25"><text:s text:c="5"/>sub AX, CX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 text:c="5"/>mov DS:i2, AX</text:span></text:span></text:p>
      <text:p text:style-name="P26"><text:span text:style-name="Основной_20_шрифт_20_абзаца"><text:span text:style-name="T25"><text:s text:c="5"/>jmp k_handle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/>aLEb:</text:span></text:span></text:p>
      <text:p text:style-name="P26"><text:span text:style-name="Основной_20_шрифт_20_абзаца"><text:span text:style-name="T25"><text:s/><text:tab/> mov AX, DS:i</text:span></text:span></text:p>
      <text:p text:style-name="P26"><text:span text:style-name="Основной_20_шрифт_20_абзаца"><text:span text:style-name="T25"><text:s/><text:tab/> sal AX, 1</text:span></text:span></text:p>
      <text:p text:style-name="P26"><text:span text:style-name="Основной_20_шрифт_20_абзаца"><text:span text:style-name="T25"><text:s/><text:tab/> add AX, DS:i</text:span></text:span></text:p>
      <text:p text:style-name="P26"><text:span text:style-name="Основной_20_шрифт_20_абзаца"><text:span text:style-name="T25"><text:s/><text:tab/> add AX, 4</text:span></text:span></text:p>
      <text:p text:style-name="P26"><text:span text:style-name="Основной_20_шрифт_20_абзаца"><text:span text:style-name="T25"><text:s/><text:tab/> mov DS:i1, AX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/><text:tab/> mov AX, DS:i</text:span></text:span></text:p>
      <text:p text:style-name="P26"><text:span text:style-name="Основной_20_шрифт_20_абзаца"><text:span text:style-name="T25"><text:s/><text:tab/> add AX, 2</text:span></text:span></text:p>
      <text:p text:style-name="P26"><text:span text:style-name="Основной_20_шрифт_20_абзаца"><text:span text:style-name="T25"><text:s/><text:tab/> mov CX, AX</text:span></text:span></text:p>
      <text:p text:style-name="P26"><text:span text:style-name="Основной_20_шрифт_20_абзаца"><text:span text:style-name="T25"><text:s/><text:tab/> sal AX, 1</text:span></text:span></text:p>
      <text:p text:style-name="P26"><text:span text:style-name="Основной_20_шрифт_20_абзаца"><text:span text:style-name="T25"><text:s/><text:tab/> add AX, CX</text:span></text:span></text:p>
      <text:p text:style-name="P26"><text:span text:style-name="Основной_20_шрифт_20_абзаца"><text:span text:style-name="T25"><text:s/><text:tab/> mov DS:i2, AX</text:span></text:span></text:p>
      <text:p text:style-name="P26"><text:span text:style-name="Основной_20_шрифт_20_абзаца"><text:span text:style-name="T25"><text:s/><text:tab/> jmp k_handle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/>k_handle:</text:span></text:span></text:p>
      <text:p text:style-name="P26"><text:span text:style-name="Основной_20_шрифт_20_абзаца"><text:span text:style-name="T25"><text:s/><text:tab/> cmp DS:k, 0</text:span></text:span></text:p>
      <text:p text:style-name="P26"><text:span text:style-name="Основной_20_шрифт_20_абзаца"><text:span text:style-name="T25"><text:s text:c="5"/>jz kEQzero</text:span></text:span></text:p>
      <text:p text:style-name="P26"><text:span text:style-name="Основной_20_шрифт_20_абзаца"><text:span text:style-name="T25"><text:s text:c="5"/>jmp kNotEQzero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/>kEQzero:</text:span></text:span></text:p>
      <text:p text:style-name="P26"><text:span text:style-name="Основной_20_шрифт_20_абзаца"><text:span text:style-name="T25"><text:s text:c="5"/>mov AX, DS:i1</text:span></text:span></text:p>
      <text:p text:style-name="P26"><text:span text:style-name="Основной_20_шрифт_20_абзаца"><text:span text:style-name="T25"><text:s text:c="5"/>add AX, DS:i2</text:span></text:span></text:p>
      <text:p text:style-name="P26"><text:span text:style-name="Основной_20_шрифт_20_абзаца"><text:span text:style-name="T25"><text:s text:c="5"/>cmp AX, 0</text:span></text:span></text:p>
      <text:p text:style-name="P26"><text:span text:style-name="Основной_20_шрифт_20_абзаца"><text:span text:style-name="T25"><text:s text:c="5"/>jl neg_case</text:span></text:span></text:p>
      <text:p text:style-name="P26"><text:span text:style-name="Основной_20_шрифт_20_абзаца"><text:span text:style-name="T25"><text:s text:c="5"/>jmp end_case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/>neg_case:</text:span></text:span></text:p>
      <text:p text:style-name="P26"><text:span text:style-name="Основной_20_шрифт_20_абзаца"><text:span text:style-name="T25"><text:s text:c="5"/>neg AX</text:span></text:span></text:p>
      <text:p text:style-name="P26"><text:soft-page-break/><text:span text:style-name="Основной_20_шрифт_20_абзаца"><text:span text:style-name="T25"><text:s text:c="5"/>jmp end_case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/>kNotEQzero:</text:span></text:span></text:p>
      <text:p text:style-name="P26"><text:span text:style-name="Основной_20_шрифт_20_абзаца"><text:span text:style-name="T25"><text:s/><text:tab/> mov AX, DS:i1</text:span></text:span></text:p>
      <text:p text:style-name="P26"><text:span text:style-name="Основной_20_шрифт_20_абзаца"><text:span text:style-name="T25"><text:s/><text:tab/> mov CX, DS:i2</text:span></text:span></text:p>
      <text:p text:style-name="P26"><text:span text:style-name="Основной_20_шрифт_20_абзаца"><text:span text:style-name="T25"><text:s/><text:tab/> cmp AX, CX</text:span></text:span></text:p>
      <text:p text:style-name="P26"><text:span text:style-name="Основной_20_шрифт_20_абзаца"><text:span text:style-name="T25"><text:s/><text:tab/> jl end_case</text:span></text:span></text:p>
      <text:p text:style-name="P26"><text:span text:style-name="Основной_20_шрифт_20_абзаца"><text:span text:style-name="T25"><text:s/><text:tab/> mov CX, AX</text:span></text:span></text:p>
      <text:p text:style-name="P26"><text:span text:style-name="Основной_20_шрифт_20_абзаца"><text:span text:style-name="T25"><text:s/><text:tab/> jmp end_case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<text:s/>end_case:</text:span></text:span></text:p>
      <text:p text:style-name="P26"><text:span text:style-name="Основной_20_шрифт_20_абзаца"><text:span text:style-name="T25"><text:s text:c="5"/>mov DS:res, AX</text:span></text:span></text:p>
      <text:p text:style-name="P26"><text:span text:style-name="Основной_20_шрифт_20_абзаца"><text:span text:style-name="T25"><text:s text:c="5"/>ret</text:span></text:span></text:p>
      <text:p text:style-name="P26"><text:span text:style-name="Основной_20_шрифт_20_абзаца"><text:span text:style-name="T25"/></text:span></text:p>
      <text:p text:style-name="P26"><text:span text:style-name="Основной_20_шрифт_20_абзаца"><text:span text:style-name="T25">Main ENDP</text:span></text:span></text:p>
      <text:p text:style-name="P26"><text:span text:style-name="Основной_20_шрифт_20_абзаца"><text:span text:style-name="T25">CODE ENDS</text:span></text:span></text:p>
      <text:p text:style-name="P26"><text:span text:style-name="Основной_20_шрифт_20_абзаца"><text:span text:style-name="T25"><text:s/>END Main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ru" fo:country="RU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DejaVu Sans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font-size-complex="12pt" fo:hyphenate="true" loext:hyphenation-no-caps="false"/>
    </style:style>
    <style:style style:name="Heading" style:family="paragraph" style:parent-style-name="Standard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Standard" style:default-outline-level="1" style:class="text">
      <style:paragraph-properties fo:text-align="center" style:justify-single-word="false" fo:hyphenation-ladder-count="no-limit" fo:keep-with-next="always"/>
      <style:text-properties fo:font-size="14pt" style:font-size-asian="14pt" style:font-size-complex="14pt" fo:hyphenate="tru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Lohit Devanagari" style:font-family-complex="'Lohit Devanagari'" style:font-family-generic-complex="system" style:font-pitch-complex="variable" style:font-style-complex="italic" fo:hyphenate="tru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true" loext:hyphenation-no-caps="false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hyphenation-ladder-count="no-limit" fo:text-indent="1.251cm" style:auto-text-indent="false">
        <style:tab-stops>
          <style:tab-stop style:position="1.251cm"/>
        </style:tab-stops>
      </style:paragraph-properties>
      <style:text-properties fo:font-size="14pt" style:font-size-asian="14pt" fo:hyphenate="true" loext:hyphenation-no-caps="false"/>
    </style:style>
    <style:style style:name="Обычный_20__28_Интернет_29_" style:display-name="Обычный (Интернет)" style:family="paragraph" style:parent-style-name="Standard">
      <style:paragraph-properties fo:margin-top="0.494cm" fo:margin-bottom="0.494cm" loext:contextual-spacing="false" fo:hyphenation-ladder-count="no-limit"/>
      <style:text-properties fo:hyphenate="tru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Standard" style:class="extra">
      <style:paragraph-properties fo:margin-top="0cm" fo:margin-bottom="0.282cm" loext:contextual-spacing="false" fo:line-height="103%" fo:hyphenation-ladder-count="no-limit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 fo:hyphenate="true" loext:hyphenation-no-caps="false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282cm" loext:contextual-spacing="false" fo:line-height="103%" fo:hyphenation-ladder-count="no-limit" fo:text-indent="0cm" style:auto-text-indent="false">
        <style:tab-stops/>
      </style:paragraph-properties>
      <style:text-properties style:font-name-complex="DejaVu Sans" style:font-family-complex="'DejaVu Sans'" style:font-family-generic-complex="system" style:font-pitch-complex="variable" fo:hyphenate="tru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true" loext:hyphenation-no-caps="false"/>
    </style:style>
    <style:style style:name="Текст_20_сноски" style:display-name="Текст сноски" style:family="paragraph" style:parent-style-name="Обычный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true" loext:hyphenation-no-caps="false"/>
    </style:style>
    <style:style style:name="Основной_20_шрифт_20_абзаца" style:display-name="Основной шрифт абзаца" style:family="text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2pt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language-asian="ru" style:country-asian="RU" style:font-name-complex="Times New Roman" style:font-family-complex="'Times New Roman'" style:font-family-generic-complex="roman" style:font-pitch-complex="variable" style:font-size-complex="14pt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pitch="fixed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Courier New" style:font-family-complex="'Courier New'" style:font-family-generic-complex="modern" style:font-pitch-complex="fixed" style:font-size-complex="10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Segoe UI" fo:font-family="'Segoe UI'" style:font-family-generic="swiss" style:font-pitch="variable" fo:font-size="9pt" style:font-name-asian="Times New Roman" style:font-family-asian="'Times New Roman'" style:font-family-generic-asian="roman" style:font-pitch-asian="variable" style:font-size-asian="9pt" style:language-asian="ru" style:country-asian="RU" style:font-name-complex="Segoe UI" style:font-family-complex="'Segoe UI'" style:font-family-generic-complex="swiss" style:font-pitch-complex="variable" style:font-size-complex="9pt"/>
    </style:style>
    <style:style style:name="Текст_20_сноски_20_Знак" style:display-name="Текст сноски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 text:start-value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/>
    <meta:initial-creator>Pavel Martinenko</meta:initial-creator>
    <meta:creation-date>2019-09-17T11:31:00Z</meta:creation-date>
    <dc:date>2020-11-14T04:40:39.192345819</dc:date>
    <meta:print-date>2019-09-18T23:43:00Z</meta:print-date>
    <meta:editing-cycles>22</meta:editing-cycles>
    <meta:editing-duration>PT6H59S</meta:editing-duration>
    <meta:document-statistic meta:table-count="2" meta:image-count="0" meta:object-count="0" meta:page-count="10" meta:paragraph-count="286" meta:word-count="1543" meta:character-count="7917" meta:non-whitespace-character-count="5427"/>
    <meta:user-defined meta:name="AppVersion">16.0000</meta:user-defined>
    <meta:user-defined meta:name="Company">Tex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tmp/mozilla_george0/Pya_Son_Hva_lb3.odt/Normal"/>
  </office:meta>
</office:document-meta>
</file>